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85cm" fo:min-width="6.9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816cm" fo:min-width="6.866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5cm" fo:min-width="6.9cm" fo:padding-top="0.165cm" fo:padding-bottom="0.165cm" fo:padding-left="0.29cm" fo:padding-right="0.29cm"/>
    </style:style>
    <style:style style:name="gr5" style:family="graphic" style:parent-style-name="standard">
      <style:graphic-properties svg:stroke-width="0.159cm" svg:stroke-color="#000000" draw:marker-start-width="0.438cm" draw:marker-end-width="0.438cm" draw:fill="none" draw:fill-color="#ffffff" draw:textarea-horizontal-align="justify" draw:textarea-vertical-align="middle" draw:auto-grow-height="false" fo:min-height="16.992cm" fo:min-width="12.942cm" fo:padding-top="0.204cm" fo:padding-bottom="0.204cm" fo:padding-left="0.329cm" fo:padding-right="0.3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87cm" fo:min-width="6.82cm" fo:padding-top="0.165cm" fo:padding-bottom="0.165cm" fo:padding-left="0.29cm" fo:padding-right="0.29cm"/>
    </style:style>
    <style:style style:name="gr7" style:family="graphic" style:parent-style-name="standard">
      <style:graphic-properties svg:stroke-width="0.159cm" svg:stroke-color="#000000" draw:marker-start-width="0.438cm" draw:marker-end-width="0.438cm" draw:fill="none" draw:fill-color="#ffffff" draw:textarea-horizontal-align="justify" draw:textarea-vertical-align="middle" draw:auto-grow-height="false" fo:min-height="16.992cm" fo:min-width="12.942cm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111cm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3.95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698cm" fo:min-width="6.34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14" style:family="graphic" style:parent-style-name="standard">
      <style:graphic-properties draw:stroke="none" svg:stroke-color="#000000" draw:fill="none" draw:fill-color="#ffffff" fo:min-height="0.628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8cm" fo:min-width="3.1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8cm" fo:min-width="2.7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72bf44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textarea-vertical-align="middle" draw:ole-draw-aspect="1"/>
    </style:style>
    <style:style style:name="co1" style:family="table-column">
      <style:table-column-properties style:column-width="2.959cm" style:use-optimal-column-width="false"/>
    </style:style>
    <style:style style:name="co2" style:family="table-column">
      <style:table-column-properties style:column-width="1.912cm" style:use-optimal-column-width="false"/>
    </style:style>
    <style:style style:name="co3" style:family="table-column">
      <style:table-column-properties style:column-width="2.489cm" style:use-optimal-column-width="false"/>
    </style:style>
    <style:style style:name="co4" style:family="table-column">
      <style:table-column-properties style:column-width="1.916cm" style:use-optimal-column-width="false"/>
    </style:style>
    <style:style style:name="ro1" style:family="table-row">
      <style:table-row-properties style:row-height="2.37cm"/>
    </style:style>
    <style:style style:name="ro2" style:family="table-row">
      <style:table-row-properties style:row-height="1.328cm"/>
    </style:style>
    <style:style style:name="ce1" style:family="table-cell">
      <style:paragraph-properties fo:text-align="center" style:text-autospace="none"/>
      <style:text-properties fo:font-size="10pt" style:font-size-asian="10pt" style:font-size-complex="10pt"/>
    </style:style>
    <style:style style:name="ce2" style:family="table-cell">
      <style:paragraph-properties fo:text-align="center" style:text-autospace="none"/>
      <style:text-properties fo:font-size="12pt" style:font-size-asian="12pt" style:font-size-complex="12pt"/>
    </style:style>
    <style:style style:name="ce3" style:family="table-cell">
      <style:paragraph-properties fo:text-align="center" style:text-autospace="none"/>
      <style:text-properties fo:color="#0066b3" fo:font-size="12pt" style:text-underline-style="solid" style:text-underline-width="auto" style:text-underline-color="font-color" style:font-size-asian="12pt" style:font-size-complex="12pt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0066b3" fo:font-size="12pt" style:font-size-asian="12pt" style:font-size-complex="12pt"/>
    </style:style>
    <style:style style:name="P11" style:family="paragraph">
      <loext:graphic-properties draw:fill="none" draw:fill-color="#ffffff"/>
      <style:text-properties fo:color="#0066b3" fo:font-size="12pt" style:font-size-asian="12pt" style:font-size-complex="12pt"/>
    </style:style>
    <style:style style:name="P12" style:family="paragraph">
      <loext:graphic-properties draw:fill-color="#b2b2b2"/>
      <style:paragraph-properties fo:text-align="center"/>
      <style:text-properties fo:font-size="16pt" style:font-size-asian="16pt" style:font-size-complex="16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72bf44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 style:text-autospace="none"/>
      <style:text-properties fo:font-size="10pt" style:font-size-asian="10pt" style:font-size-complex="10pt"/>
    </style:style>
    <style:style style:name="P21" style:family="paragraph">
      <style:paragraph-properties fo:text-align="center" style:text-autospace="none"/>
      <style:text-properties fo:font-size="12pt" style:font-size-asian="12pt" style:font-size-complex="12pt"/>
    </style:style>
    <style:style style:name="P22" style:family="paragraph">
      <style:paragraph-properties fo:text-align="center" style:text-autospace="none"/>
      <style:text-properties fo:color="#0066b3" fo:font-size="12pt" style:text-underline-style="solid" style:text-underline-width="auto" style:text-underline-color="font-color" style:font-size-asian="12pt" style:font-size-complex="12pt"/>
    </style:style>
    <style:style style:name="P23" style:family="paragraph">
      <style:paragraph-properties fo:text-align="center" style:text-autospac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66b3"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66b3" style:text-underline-style="solid" style:text-underline-width="auto" style:text-underline-color="font-color"/>
    </style:style>
    <style:style style:name="T7" style:family="text">
      <style:text-properties fo:color="#0066b3"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cm" svg:height="1.1cm" svg:x="7.2cm" svg:y="8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23cm" svg:height="0.806cm" svg:x="7.2cm" svg:y="8.1cm">
          <draw:text-box>
            <text:p><text:span text:style-name="T1">Username:</text:span></text:p>
          </draw:text-box>
        </draw:frame>
        <draw:custom-shape draw:style-name="gr3" draw:text-style-name="P1" draw:layer="layout" svg:width="7.4cm" svg:height="1.1cm" svg:x="7.2cm" svg:y="11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18cm" svg:height="0.806cm" svg:x="7.2cm" svg:y="10.3cm">
          <draw:text-box>
            <text:p><text:span text:style-name="T1">Password:</text:span></text:p>
          </draw:text-box>
        </draw:frame>
        <draw:custom-shape draw:style-name="gr3" draw:text-style-name="P1" draw:layer="layout" svg:width="7.4cm" svg:height="1.1cm" svg:x="7.2cm" svg:y="13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81cm" svg:height="0.806cm" svg:x="7.2cm" svg:y="12.6cm">
          <draw:text-box>
            <text:p><text:span text:style-name="T1">Systolic Pressure:</text:span></text:p>
          </draw:text-box>
        </draw:frame>
        <draw:custom-shape draw:style-name="gr3" draw:text-style-name="P1" draw:layer="layout" svg:width="7.4cm" svg:height="1.1cm" svg:x="7.2cm" svg:y="15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42cm" svg:height="0.806cm" svg:x="7.2cm" svg:y="14.8cm">
          <draw:text-box>
            <text:p><text:span text:style-name="T1">Diastolic Pressure:</text:span></text:p>
          </draw:text-box>
        </draw:frame>
        <draw:custom-shape draw:style-name="gr4" draw:text-style-name="P4" draw:layer="layout" svg:width="7.4cm" svg:height="1.2cm" svg:x="7.2cm" svg:y="17.8cm">
          <text:p text:style-name="P3"><text:span text:style-name="T1">Submi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6cm" svg:height="17.4cm" svg:x="4.1cm" svg:y="5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7.4cm" svg:height="1.1cm" svg:x="7.2cm" svg:y="1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23cm" svg:height="0.806cm" svg:x="7.2cm" svg:y="10.7cm">
          <draw:text-box>
            <text:p text:style-name="P5"><text:span text:style-name="T1">Username:</text:span></text:p>
          </draw:text-box>
        </draw:frame>
        <draw:custom-shape draw:style-name="gr3" draw:text-style-name="P1" draw:layer="layout" svg:width="7.4cm" svg:height="1.1cm" svg:x="7.2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18cm" svg:height="0.806cm" svg:x="7.2cm" svg:y="12.9cm">
          <draw:text-box>
            <text:p text:style-name="P5"><text:span text:style-name="T1">Password:</text:span></text:p>
          </draw:text-box>
        </draw:frame>
        <draw:custom-shape draw:style-name="gr6" draw:text-style-name="P4" draw:layer="layout" svg:width="7.4cm" svg:height="1.2cm" svg:x="7.2cm" svg:y="17.8cm">
          <text:p text:style-name="P6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6cm" svg:height="17.4cm" svg:x="4.1cm" svg:y="6.1cm">
          <text:p text:style-name="P3"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1" draw:layer="layout" svg:width="13.6cm" svg:height="17.4cm" svg:x="4.1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6.526cm" svg:height="0.962cm" svg:x="4.374cm" svg:y="6.138cm">
          <draw:text-box>
            <text:p text:style-name="P7"><text:span text:style-name="T2">Welcome, John </text:span><text:span text:style-name="T2">Doe</text:span></text:p>
          </draw:text-box>
        </draw:frame>
        <draw:frame draw:style-name="gr8" draw:text-style-name="P2" draw:layer="layout" svg:width="4.3cm" svg:height="1cm" svg:x="5.5cm" svg:y="7.2cm">
          <draw:text-box>
            <text:p text:style-name="P9"><text:span text:style-name="T1">First Name: John</text:span></text:p>
          </draw:text-box>
        </draw:frame>
        <draw:frame draw:style-name="gr8" draw:text-style-name="P11" draw:layer="layout" svg:width="2.8cm" svg:height="1cm" svg:x="14.5cm" svg:y="7.2cm">
          <draw:text-box>
            <text:p text:style-name="P10"><text:span text:style-name="T3">Edit</text:span></text:p>
          </draw:text-box>
        </draw:frame>
        <draw:frame draw:style-name="gr8" draw:text-style-name="P2" draw:layer="layout" svg:width="4.3cm" svg:height="1cm" svg:x="5.5cm" svg:y="8.2cm">
          <draw:text-box>
            <text:p text:style-name="P9"><text:span text:style-name="T1">Last Name: Doe</text:span></text:p>
          </draw:text-box>
        </draw:frame>
        <draw:frame draw:style-name="gr8" draw:text-style-name="P11" draw:layer="layout" svg:width="2.8cm" svg:height="1cm" svg:x="14.5cm" svg:y="8.2cm">
          <draw:text-box>
            <text:p text:style-name="P10"><text:span text:style-name="T3">Edit</text:span></text:p>
          </draw:text-box>
        </draw:frame>
        <draw:frame draw:style-name="gr9" draw:text-style-name="P2" draw:layer="layout" svg:width="6.9cm" svg:height="1.361cm" svg:x="5.5cm" svg:y="9.02cm">
          <draw:text-box>
            <text:p text:style-name="P9"><text:span text:style-name="T1">Date of Birth: </text:span><text:span text:style-name="T1">mm/dd/yyyy</text:span></text:p>
          </draw:text-box>
        </draw:frame>
        <draw:frame draw:style-name="gr8" draw:text-style-name="P11" draw:layer="layout" svg:width="2.8cm" svg:height="1cm" svg:x="14.5cm" svg:y="9.2cm">
          <draw:text-box>
            <text:p text:style-name="P10"><text:span text:style-name="T3">Edit</text:span></text:p>
          </draw:text-box>
        </draw:frame>
        <draw:frame draw:style-name="gr8" draw:text-style-name="P2" draw:layer="layout" svg:width="4.3cm" svg:height="1cm" svg:x="5.5cm" svg:y="10.2cm">
          <draw:text-box>
            <text:p text:style-name="P9"><text:span text:style-name="T1">Gender: Male</text:span></text:p>
          </draw:text-box>
        </draw:frame>
        <draw:frame draw:style-name="gr8" draw:text-style-name="P11" draw:layer="layout" svg:width="2.8cm" svg:height="1cm" svg:x="14.5cm" svg:y="10.2cm">
          <draw:text-box>
            <text:p text:style-name="P10"><text:span text:style-name="T3">Edit</text:span></text:p>
          </draw:text-box>
        </draw:frame>
        <draw:frame draw:style-name="gr8" draw:text-style-name="P2" draw:layer="layout" svg:width="4.3cm" svg:height="1cm" svg:x="5.5cm" svg:y="11.2cm">
          <draw:text-box>
            <text:p text:style-name="P9"><text:span text:style-name="T1">Height: 6’1”</text:span></text:p>
          </draw:text-box>
        </draw:frame>
        <draw:frame draw:style-name="gr8" draw:text-style-name="P11" draw:layer="layout" svg:width="2.8cm" svg:height="1cm" svg:x="14.5cm" svg:y="11.2cm">
          <draw:text-box>
            <text:p text:style-name="P10"><text:span text:style-name="T3">Edit</text:span></text:p>
          </draw:text-box>
        </draw:frame>
        <draw:frame draw:style-name="gr9" draw:text-style-name="P2" draw:layer="layout" svg:width="8.9cm" svg:height="1.361cm" svg:x="5.5cm" svg:y="12.02cm">
          <draw:text-box>
            <text:p text:style-name="P9"><text:span text:style-name="T1">Contact Email: </text:span><text:span text:style-name="T1">john.doe@email.co</text:span><text:span text:style-name="T1">m</text:span></text:p>
          </draw:text-box>
        </draw:frame>
        <draw:frame draw:style-name="gr8" draw:text-style-name="P11" draw:layer="layout" svg:width="2.8cm" svg:height="1cm" svg:x="14.5cm" svg:y="12.2cm">
          <draw:text-box>
            <text:p text:style-name="P10"><text:span text:style-name="T3">Edit</text:span></text:p>
          </draw:text-box>
        </draw:frame>
        <draw:frame draw:style-name="gr9" draw:text-style-name="P2" draw:layer="layout" svg:width="7.5cm" svg:height="1.361cm" svg:x="5.5cm" svg:y="13.02cm">
          <draw:text-box>
            <text:p text:style-name="P9"><text:span text:style-name="T1">Phone Number: </text:span><text:span text:style-name="T1">555-555-5555</text:span></text:p>
          </draw:text-box>
        </draw:frame>
        <draw:frame draw:style-name="gr8" draw:text-style-name="P11" draw:layer="layout" svg:width="2.8cm" svg:height="1cm" svg:x="14.5cm" svg:y="13.2cm">
          <draw:text-box>
            <text:p text:style-name="P10"><text:span text:style-name="T3">Edit</text:span></text:p>
          </draw:text-box>
        </draw:frame>
        <draw:frame draw:style-name="gr8" draw:text-style-name="P2" draw:layer="layout" svg:width="4.3cm" svg:height="1cm" svg:x="5.5cm" svg:y="14.2cm">
          <draw:text-box>
            <text:p text:style-name="P9"><text:span text:style-name="T1">Home Address:</text:span></text:p>
          </draw:text-box>
        </draw:frame>
        <draw:frame draw:style-name="gr8" draw:text-style-name="P11" draw:layer="layout" svg:width="2.8cm" svg:height="1cm" svg:x="14.5cm" svg:y="14.2cm">
          <draw:text-box>
            <text:p text:style-name="P10"><text:span text:style-name="T3">Edit</text:span></text:p>
          </draw:text-box>
        </draw:frame>
        <draw:frame draw:style-name="gr10" draw:text-style-name="P2" draw:layer="layout" svg:width="8.8cm" svg:height="4.2cm" svg:x="5.5cm" svg:y="15.2cm">
          <draw:text-box>
            <text:p text:style-name="P9"><text:span text:style-name="T1">Street: John Street</text:span></text:p>
            <text:p text:style-name="P9"><text:span text:style-name="T1">Number: 555</text:span></text:p>
            <text:p text:style-name="P9"><text:span text:style-name="T1">Unit No. (if </text:span><text:span text:style-name="T1">applicable): N/A</text:span></text:p>
            <text:p text:style-name="P9"><text:span text:style-name="T1">City: Waterloo</text:span></text:p>
            <text:p text:style-name="P9"><text:span text:style-name="T1">Province/State: ON</text:span></text:p>
            <text:p text:style-name="P9"><text:span text:style-name="T1">Country: Canada</text:span></text:p>
            <text:p text:style-name="P9"><text:span text:style-name="T1">A1A 1A1</text:span></text:p>
          </draw:text-box>
        </draw:frame>
        <draw:custom-shape draw:style-name="gr11" draw:text-style-name="P12" draw:layer="layout" svg:width="6.9cm" svg:height="1cm" svg:x="7.5cm" svg:y="19.5cm">
          <text:p text:style-name="P3"><text:span text:style-name="T4">New </text:span><text:span text:style-name="T4">Read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6.9cm" svg:height="1cm" svg:x="7.5cm" svg:y="21cm">
          <text:p text:style-name="P3"><text:span text:style-name="T4">View </text:span><text:span text:style-name="T4">Previous </text:span><text:span text:style-name="T4">Reading</text:span><text:span text:style-name="T4">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" draw:text-style-name="P1" draw:layer="layout" svg:width="7.4cm" svg:height="1.1cm" svg:x="7.2cm" svg:y="10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81cm" svg:height="0.806cm" svg:x="7.2cm" svg:y="9.3cm">
          <draw:text-box>
            <text:p><text:span text:style-name="T1">Systolic Pressure:</text:span></text:p>
          </draw:text-box>
        </draw:frame>
        <draw:custom-shape draw:style-name="gr3" draw:text-style-name="P1" draw:layer="layout" svg:width="7.4cm" svg:height="1.1cm" svg:x="7.2cm" svg:y="12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42cm" svg:height="0.806cm" svg:x="7.2cm" svg:y="11.5cm">
          <draw:text-box>
            <text:p><text:span text:style-name="T1">Diastolic Pressure:</text:span></text:p>
          </draw:text-box>
        </draw:frame>
        <draw:custom-shape draw:style-name="gr3" draw:text-style-name="P1" draw:layer="layout" svg:width="7.4cm" svg:height="1.1cm" svg:x="7.2cm" svg:y="14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08cm" svg:height="0.806cm" svg:x="7.2cm" svg:y="13.8cm">
          <draw:text-box>
            <text:p><text:span text:style-name="T1">Heart Rate Per 60 </text:span><text:span text:style-name="T1">Seconds:</text:span></text:p>
          </draw:text-box>
        </draw:frame>
        <draw:custom-shape draw:style-name="gr3" draw:text-style-name="P1" draw:layer="layout" svg:width="7.4cm" svg:height="1.1cm" svg:x="7.2cm" svg:y="16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79cm" svg:height="0.806cm" svg:x="7.2cm" svg:y="16cm">
          <draw:text-box>
            <text:p><text:span text:style-name="T1">Weight (lbs):</text:span></text:p>
          </draw:text-box>
        </draw:frame>
        <draw:custom-shape draw:style-name="gr6" draw:text-style-name="P4" draw:layer="layout" svg:width="7.4cm" svg:height="1.2cm" svg:x="7.2cm" svg:y="19cm">
          <text:p text:style-name="P3"><text:span text:style-name="T1">Submi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.4cm" svg:height="1.062cm" svg:x="6.5cm" svg:y="7cm">
          <draw:text-box>
            <text:p text:style-name="P7"><text:span text:style-name="T2">John Doe – </text:span><text:span text:style-name="T2">New Reading</text:span></text:p>
          </draw:text-box>
        </draw:frame>
        <draw:custom-shape draw:style-name="gr5" draw:text-style-name="P1" draw:layer="layout" svg:width="13.6cm" svg:height="17.4cm" svg:x="4.1cm" svg:y="5.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3" draw:text-style-name="P8" draw:layer="layout" svg:width="12.3cm" svg:height="1.3cm" svg:x="4.6cm" svg:y="6cm">
          <draw:text-box>
            <text:p text:style-name="P7"><text:span text:style-name="T2">John Doe – </text:span><text:span text:style-name="T2">Previously </text:span><text:span text:style-name="T2">Recorded Data</text:span></text:p>
          </draw:text-box>
        </draw:frame>
        <draw:custom-shape draw:style-name="gr5" draw:text-style-name="P1" draw:layer="layout" svg:width="13.6cm" svg:height="17.4cm" svg:x="4.1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76cm" svg:height="0.806cm" svg:x="7.724cm" svg:y="7cm">
          <draw:text-box>
            <text:p text:style-name="P9"><text:span text:style-name="T1">Time Interval of </text:span><text:span text:style-name="T1">Readings:</text:span></text:p>
          </draw:text-box>
        </draw:frame>
        <draw:frame draw:style-name="gr14" draw:text-style-name="P14" draw:layer="layout" svg:width="1.9cm" svg:height="0.878cm" svg:x="4.731cm" svg:y="8.3cm">
          <draw:text-box>
            <text:p text:style-name="P13"><text:span text:style-name="T5">Time:</text:span></text:p>
          </draw:text-box>
        </draw:frame>
        <draw:custom-shape draw:style-name="gr15" draw:text-style-name="P16" draw:layer="layout" svg:width="3.7cm" svg:height="0.9cm" svg:x="6.4cm" svg:y="8.3cm">
          <text:p text:style-name="P15"><text:span text:style-name="T5">hh/mm AM/PM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9cm" svg:height="0.878cm" svg:x="12cm" svg:y="8.3cm">
          <draw:text-box>
            <text:p text:style-name="P13"><text:span text:style-name="T5">Date:</text:span></text:p>
          </draw:text-box>
        </draw:frame>
        <draw:custom-shape draw:style-name="gr16" draw:text-style-name="P16" draw:layer="layout" svg:width="3.3cm" svg:height="0.9cm" svg:x="13.6cm" svg:y="8.3cm">
          <text:p text:style-name="P15"><text:span text:style-name="T5">mm/dd/yyyy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9cm" svg:height="0.878cm" svg:x="4.731cm" svg:y="9.7cm">
          <draw:text-box>
            <text:p text:style-name="P13"><text:span text:style-name="T5">Time:</text:span></text:p>
          </draw:text-box>
        </draw:frame>
        <draw:custom-shape draw:style-name="gr15" draw:text-style-name="P16" draw:layer="layout" svg:width="3.7cm" svg:height="0.9cm" svg:x="6.4cm" svg:y="9.7cm">
          <text:p text:style-name="P15"><text:span text:style-name="T5">hh/mm AM/PM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9cm" svg:height="0.878cm" svg:x="12cm" svg:y="9.7cm">
          <draw:text-box>
            <text:p text:style-name="P13"><text:span text:style-name="T5">Date:</text:span></text:p>
          </draw:text-box>
        </draw:frame>
        <draw:custom-shape draw:style-name="gr16" draw:text-style-name="P16" draw:layer="layout" svg:width="3.3cm" svg:height="0.9cm" svg:x="13.6cm" svg:y="9.7cm">
          <text:p text:style-name="P15"><text:span text:style-name="T5">mm/dd/yyyy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cm" svg:height="1cm" svg:x="5.8cm" svg:y="11.3cm">
          <text:p text:style-name="P17"><text:span text:style-name="T1">Table Format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cm" svg:height="1cm" svg:x="12.2cm" svg:y="11.3cm">
          <text:p text:style-name="P17"><text:span text:style-name="T1">Graph Forma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3.099cm" svg:height="9.009cm" svg:x="4.3cm" svg:y="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2"/>
            <table:table-row table:style-name="ro1" table:default-cell-style-name="ce1">
              <table:table-cell>
                <text:p text:style-name="P20">Date &amp; Time</text:p>
              </table:table-cell>
              <table:table-cell>
                <text:p text:style-name="P20">Weight (lbs)</text:p>
              </table:table-cell>
              <table:table-cell>
                <text:p text:style-name="P20">Heart Rate per 60 seconds</text:p>
              </table:table-cell>
              <table:table-cell>
                <text:p text:style-name="P20">Systolic Blood Pressure</text:p>
              </table:table-cell>
              <table:table-cell>
                <text:p text:style-name="P20">Diastolic Blood Pressure</text:p>
              </table:table-cell>
              <table:table-cell>
                <text:p text:style-name="P20">Edit Data</text:p>
              </table:table-cell>
            </table:table-row>
            <table:table-row table:style-name="ro2" table:default-cell-style-name="ce2">
              <table:table-cell>
                <text:p text:style-name="P21">2019-01-01 12:00</text:p>
              </table:table-cell>
              <table:table-cell>
                <text:p text:style-name="P21">200</text:p>
              </table:table-cell>
              <table:table-cell>
                <text:p text:style-name="P21">100</text:p>
              </table:table-cell>
              <table:table-cell>
                <text:p text:style-name="P21">120</text:p>
              </table:table-cell>
              <table:table-cell>
                <text:p text:style-name="P21">85</text:p>
              </table:table-cell>
              <table:table-cell table:style-name="ce3">
                <text:p text:style-name="P22"><text:span text:style-name="T6">edit</text:span></text:p>
              </table:table-cell>
            </table:table-row>
            <table:table-row table:style-name="ro2" table:default-cell-style-name="ce2">
              <table:table-cell>
                <text:p text:style-name="P21">2019-01-11 12:00</text:p>
              </table:table-cell>
              <table:table-cell>
                <text:p text:style-name="P21">201</text:p>
              </table:table-cell>
              <table:table-cell>
                <text:p text:style-name="P21">105</text:p>
              </table:table-cell>
              <table:table-cell>
                <text:p text:style-name="P21">118</text:p>
              </table:table-cell>
              <table:table-cell>
                <text:p text:style-name="P21">90</text:p>
              </table:table-cell>
              <table:table-cell>
                <text:p text:style-name="P23"><text:span text:style-name="T7">edit</text:span></text:p>
              </table:table-cell>
            </table:table-row>
            <table:table-row table:style-name="ro2" table:default-cell-style-name="ce2">
              <table:table-cell>
                <text:p text:style-name="P21">2019-01-16 16:00</text:p>
              </table:table-cell>
              <table:table-cell>
                <text:p text:style-name="P21">200</text:p>
              </table:table-cell>
              <table:table-cell>
                <text:p text:style-name="P21">110</text:p>
              </table:table-cell>
              <table:table-cell>
                <text:p text:style-name="P21">115</text:p>
              </table:table-cell>
              <table:table-cell>
                <text:p text:style-name="P21">86</text:p>
              </table:table-cell>
              <table:table-cell>
                <text:p text:style-name="P23"><text:span text:style-name="T7">edit</text:span></text:p>
              </table:table-cell>
            </table:table-row>
            <table:table-row table:style-name="ro2" table:default-cell-style-name="ce2">
              <table:table-cell>
                <text:p text:style-name="P21">2019-02-16 16:00</text:p>
              </table:table-cell>
              <table:table-cell>
                <text:p text:style-name="P21">202</text:p>
              </table:table-cell>
              <table:table-cell>
                <text:p text:style-name="P21">90</text:p>
              </table:table-cell>
              <table:table-cell>
                <text:p text:style-name="P21">116</text:p>
              </table:table-cell>
              <table:table-cell>
                <text:p text:style-name="P21">83</text:p>
              </table:table-cell>
              <table:table-cell>
                <text:p text:style-name="P23"><text:span text:style-name="T7">edit</text:span></text:p>
              </table:table-cell>
            </table:table-row>
            <table:table-row table:style-name="ro2" table:default-cell-style-name="ce2">
              <table:table-cell>
                <text:p text:style-name="P21">2019-02-20 08:00</text:p>
              </table:table-cell>
              <table:table-cell>
                <text:p text:style-name="P21">199</text:p>
              </table:table-cell>
              <table:table-cell>
                <text:p text:style-name="P21">95</text:p>
              </table:table-cell>
              <table:table-cell>
                <text:p text:style-name="P21">117</text:p>
              </table:table-cell>
              <table:table-cell>
                <text:p text:style-name="P21">83</text:p>
              </table:table-cell>
              <table:table-cell>
                <text:p text:style-name="P23"><text:span text:style-name="T7">edit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6" draw:style-name="dp1" draw:master-page-name="Default">
        <draw:frame draw:style-name="gr13" draw:text-style-name="P8" draw:layer="layout" svg:width="12.3cm" svg:height="1.3cm" svg:x="4.6cm" svg:y="6cm">
          <draw:text-box>
            <text:p text:style-name="P7"><text:span text:style-name="T2">John Doe – Previously Recorded Data</text:span></text:p>
          </draw:text-box>
        </draw:frame>
        <draw:custom-shape draw:style-name="gr5" draw:text-style-name="P1" draw:layer="layout" svg:width="13.6cm" svg:height="17.4cm" svg:x="4.1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76cm" svg:height="0.806cm" svg:x="7.724cm" svg:y="7cm">
          <draw:text-box>
            <text:p text:style-name="P9"><text:span text:style-name="T1">Time Interval of Readings:</text:span></text:p>
          </draw:text-box>
        </draw:frame>
        <draw:frame draw:style-name="gr14" draw:text-style-name="P14" draw:layer="layout" svg:width="1.9cm" svg:height="0.878cm" svg:x="4.731cm" svg:y="8.3cm">
          <draw:text-box>
            <text:p text:style-name="P13"><text:span text:style-name="T5">Time:</text:span></text:p>
          </draw:text-box>
        </draw:frame>
        <draw:custom-shape draw:style-name="gr15" draw:text-style-name="P16" draw:layer="layout" svg:width="3.7cm" svg:height="0.9cm" svg:x="6.4cm" svg:y="8.3cm">
          <text:p text:style-name="P15"><text:span text:style-name="T5">hh/mm AM/PM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9cm" svg:height="0.878cm" svg:x="12cm" svg:y="8.3cm">
          <draw:text-box>
            <text:p text:style-name="P13"><text:span text:style-name="T5">Date:</text:span></text:p>
          </draw:text-box>
        </draw:frame>
        <draw:custom-shape draw:style-name="gr16" draw:text-style-name="P16" draw:layer="layout" svg:width="3.3cm" svg:height="0.9cm" svg:x="13.6cm" svg:y="8.3cm">
          <text:p text:style-name="P15"><text:span text:style-name="T5">mm/dd/yyyy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9cm" svg:height="0.878cm" svg:x="4.731cm" svg:y="9.7cm">
          <draw:text-box>
            <text:p text:style-name="P13"><text:span text:style-name="T5">Time:</text:span></text:p>
          </draw:text-box>
        </draw:frame>
        <draw:custom-shape draw:style-name="gr15" draw:text-style-name="P16" draw:layer="layout" svg:width="3.7cm" svg:height="0.9cm" svg:x="6.4cm" svg:y="9.7cm">
          <text:p text:style-name="P15"><text:span text:style-name="T5">hh/mm AM/PM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9cm" svg:height="0.878cm" svg:x="12cm" svg:y="9.7cm">
          <draw:text-box>
            <text:p text:style-name="P13"><text:span text:style-name="T5">Date:</text:span></text:p>
          </draw:text-box>
        </draw:frame>
        <draw:custom-shape draw:style-name="gr16" draw:text-style-name="P16" draw:layer="layout" svg:width="3.3cm" svg:height="0.9cm" svg:x="13.6cm" svg:y="9.7cm">
          <text:p text:style-name="P15"><text:span text:style-name="T5">mm/dd/yyyy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cm" svg:height="1cm" svg:x="5.8cm" svg:y="11.3cm">
          <text:p text:style-name="P17"><text:span text:style-name="T1">Table Format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cm" svg:height="1cm" svg:x="12.2cm" svg:y="11.3cm">
          <text:p text:style-name="P17"><text:span text:style-name="T1">Graph Format</text:span>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2.568cm" svg:height="8.943cm" svg:x="4.5cm" svg:y="13.1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2T09:44:33.873687165</meta:creation-date>
    <dc:date>2019-03-03T16:31:25.656302902</dc:date>
    <meta:editing-duration>PT3H13M29S</meta:editing-duration>
    <meta:editing-cycles>13</meta:editing-cycles>
    <meta:generator>LibreOffice/6.0.7.3$Linux_X86_64 LibreOffice_project/00m0$Build-3</meta:generator>
    <meta:document-statistic meta:object-count="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69cm" svg:height="8.944cm" xlink:href="." xlink:type="simple" chart:class="chart:scatter" chart:style-name="ch1">
        <chart:legend svg:x="1.079cm" svg:y="7.853cm" style:legend-expansion="custom" chartooo:width="10.928cm" chartooo:height="1.088cm" style:legend-expansion-aspect-ratio="10.0441176470588" chart:style-name="ch2"/>
        <chart:plot-area chart:style-name="ch3" chart:data-source-has-labels="both" svg:x="0.159cm" svg:y="0.173cm" svg:width="12.587cm" svg:height="7.568cm">
          <chartooo:coordinate-region svg:x="1.482cm" svg:y="0.372cm" svg:width="9.939cm" svg:height="6.722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D$2:.$D$6" chart:label-cell-address="local-table.$D$1" chart:class="chart:scatter">
            <chart:data-point chart:repeated="5"/>
          </chart:series>
          <chart:series chart:style-name="ch9" chart:values-cell-range-address="local-table.$E$2:.$E$6" chart:label-cell-address="local-table.$E$1" chart:class="chart:scatter">
            <chart:data-point chart:repeated="5"/>
          </chart:series>
          <chart:series chart:style-name="ch10" chart:values-cell-range-address="local-table.$F$2:.$F$6" chart:label-cell-address="local-table.$F$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ight (lbs)</text:p>
              </table:table-cell>
              <table:table-cell office:value-type="string">
                <text:p>Heart Rate per 60 seconds</text:p>
              </table:table-cell>
              <table:table-cell office:value-type="string">
                <text:p>Systolic Blood Pressure</text:p>
              </table:table-cell>
              <table:table-cell office:value-type="string">
                <text:p>Diastolic Blood Pressure</text:p>
              </table:table-cell>
            </table:table-row>
          </table:table-header-rows>
          <table:table-rows>
            <table:table-row>
              <table:table-cell office:value-type="float" office:value="43466.5">
                <text:p>43466.5</text:p>
              </table:table-cell>
              <table:table-cell office:value-type="float" office:value="43466.5">
                <text:p>43466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476.5">
                <text:p>43476.5</text:p>
              </table:table-cell>
              <table:table-cell office:value-type="float" office:value="43476.5">
                <text:p>43476.5</text:p>
              </table:table-cell>
              <table:table-cell office:value-type="float" office:value="201">
                <text:p>201</text:p>
              </table:table-cell>
              <table:table-cell office:value-type="float" office:value="105">
                <text:p>105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481.6666666667">
                <text:p>43481.6666666667</text:p>
              </table:table-cell>
              <table:table-cell office:value-type="float" office:value="43481.6666666667">
                <text:p>43481.6666666667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512.6666666667">
                <text:p>43512.6666666667</text:p>
              </table:table-cell>
              <table:table-cell office:value-type="float" office:value="43512.6666666667">
                <text:p>43512.6666666667</text:p>
              </table:table-cell>
              <table:table-cell office:value-type="float" office:value="202">
                <text:p>202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516.3333333333">
                <text:p>43516.3333333333</text:p>
              </table:table-cell>
              <table:table-cell office:value-type="float" office:value="43516.3333333333">
                <text:p>43516.3333333333</text:p>
              </table:table-cell>
              <table:table-cell office:value-type="float" office:value="199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117">
                <text:p>117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